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kitty {% for a in test %}{{ a }}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06T11:32:41</meta:creation-date>
    <dc:date>2012-09-06T12:06:39</dc:date>
    <dc:creator>Катаев Денис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" meta:word-count="12" meta:character-count="50" meta:non-whitespace-character-count="39"/>
  </office:meta>
</office:document-meta>
</file>